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text-align="center" style:justify-single-word="false"/>
      <style:text-properties fo:font-size="14pt" style:font-size-asian="14pt" style:font-size-complex="14pt"/>
    </style:style>
    <style:style style:name="P2" style:family="paragraph" style:parent-style-name="Text_20_body">
      <style:paragraph-properties fo:text-align="center" style:justify-single-word="false"/>
      <style:text-properties fo:font-size="32pt" style:font-size-asian="32pt" style:font-size-complex="32pt"/>
    </style:style>
    <style:style style:name="P3" style:family="paragraph" style:parent-style-name="Text_20_body">
      <style:paragraph-properties fo:text-align="center" style:justify-single-word="false"/>
      <style:text-properties fo:font-size="18pt" style:font-size-asian="18pt" style:font-size-complex="18pt"/>
    </style:style>
    <style:style style:name="P4" style:family="paragraph" style:parent-style-name="Text_20_body">
      <style:text-properties style:font-name="Times New Roman"/>
    </style:style>
    <style:style style:name="P5" style:family="paragraph" style:parent-style-name="Text_20_body">
      <style:text-properties style:font-name="Times New Roman" fo:font-size="12pt"/>
    </style:style>
    <style:style style:name="P6" style:family="paragraph" style:parent-style-name="Heading">
      <style:paragraph-properties fo:text-align="center" style:justify-single-word="false"/>
      <style:text-properties fo:font-size="32pt" style:font-size-asian="32pt" style:font-size-complex="32pt"/>
    </style:style>
    <style:style style:name="P7" style:family="paragraph" style:parent-style-name="Heading">
      <style:paragraph-properties fo:break-before="page"/>
    </style:style>
    <style:style style:name="P8" style:family="paragraph" style:parent-style-name="Heading_20_3">
      <style:text-properties style:font-name="Arial" style:font-name-asian="Arial Unicode MS" style:font-name-complex="Mangal"/>
    </style:style>
    <style:style style:name="T1" style:family="text">
      <style:text-properties fo:font-size="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BUSINESS PLAN</text:p>
      <text:p text:style-name="P2"/>
      <text:p text:style-name="P3">SOFTWARE </text:p>
      <text:p text:style-name="P3"/>
      <text:p text:style-name="P3">J2WEB – IMMOBILIARE</text:p>
      <text:p text:style-name="P3"/>
      <text:p text:style-name="P1">Per la creazione e l'inserimento automatico di annunci immobiliari in tutti i portali immobiliari desiderati</text:p>
      <text:p text:style-name="P1"/>
      <text:p text:style-name="P1"/>
      <text:p text:style-name="P1"/>
      <text:p text:style-name="P1">Ver. 1.0 – 20 Gennaio 2012</text:p>
      <text:p text:style-name="P1"/>
      <text:p text:style-name="P1"/>
      <text:p text:style-name="P1"/>
      <text:p text:style-name="P1"/>
      <text:p text:style-name="P1"/>
      <text:p text:style-name="P1"/>
      <text:p text:style-name="P1"/>
      <text:p text:style-name="P1"/>
      <text:p text:style-name="Text_20_body">MARCO PAVAN</text:p>
      <text:p text:style-name="Text_20_body">via Tagliamento 10, 33100 UDINE</text:p>
      <text:p text:style-name="Text_20_body">via Mazzini 116, 40138 BOLOGNA</text:p>
      <text:p text:style-name="Text_20_body">Cell - 329 5698985</text:p>
      <text:p text:style-name="Text_20_body">Email - marcopavan.mp@gmail.com</text:p>
      <text:p text:style-name="P7">CAPITOLO 1 – La missione e l'idea imprenditoriale</text:p>
      <text:h text:style-name="Heading_20_2" text:outline-level="2">1.1 – La mission</text:h>
      <text:h text:style-name="Heading_20_3" text:outline-level="3">Definizione della missione aziendale (obiettivi previsti)</text:h>
      <text:p text:style-name="Text_20_body">J2Web Immobiliare è rivolto agli studi e alle agenzie immobiliari allo scopo di automatizzare il processo di creazione, e pubblicazione sul Web degli annunci immobiliari rendendo questa attività estremamente semplice, altamente personalizzabile ed immediata.</text:p>
      <text:h text:style-name="Heading_20_2" text:outline-level="2">1.2 – L'idea imprenditoriale</text:h>
      <text:h text:style-name="Heading_20_3" text:outline-level="3">Descrizione dell'idea</text:h>
      <text:p text:style-name="P4"><text:span text:style-name="T1">J2Web è un software scritto in linguaggio Java che facilita e velocizza la creazione e pubblicazione di annunci immobiliari sul Web.</text:span> E' <text:span text:style-name="T1">rivolto a tutti gli studi/agenzie immobiliari che basano la propria attività anche e soprattutto sulla presenza in Internet. </text:span></text:p>
      <text:p text:style-name="P4"><text:span text:style-name="T1">In questi ultimi anni il Web ha rappresentato uno strumento ideale in campo immobiliare per farsi conoscere e far conoscere la propria offerta ed i portali immobiliari in lingua italiana, a pagamento e non, sono circa 250 (fonte: </text:span><text:a xlink:type="simple" xlink:href="http://www.portaliimmobiliari.net/censimento-portali"><text:span text:style-name="T1">http://www.portaliimmobiliari.net/censimento-portali</text:span></text:a><text:span text:style-name="T1">). Anche alcuni tra gli studi immobiliari più importanti e ricchi di esperienza (BolognaCentro) hanno <text:s/>un giro di affari che viene generato per la maggior parte (60%-70%) da un contatto ottenuto sul Web, nonostante una massiccia presenza sulla carta stampata e sui mezzi di comunicazione tradizionali. Altre agenzie più piccole fondano la loro attività solo e solamente sulla presenza in Internet.</text:span></text:p>
      <text:p text:style-name="P5">Il <text:s/>problema nasce dal fatto che visualizzare e mantenere aggiornati i propri annunci immobiliari sul proprio sito aziendale e sulle decine (centinaia?) di portali immobiliari a cui si è iscritti costa troppo in termini di tempo. Per quanto veloce e semplificata, la procedure di inserzione di un annuncio immobiliare può fa perdere dai 5 ai 15 minuti di media, ora basta moltiplicare questo tempo per ogni portale su cui si vuole visualizzare il proprio annuncio e avremo un'idea abbastanza precisa del fatto che sarebbe necessaria una persona pagata a tempo pieno solo per questa attività.</text:p>
      <text:p text:style-name="P4"><text:span text:style-name="T1">J2Web ci viene in aiuto semplificando e accelerando la procedura: attraverso la compilazione di un modulo (che descrive dettagliatamente il nostro immobile), sarà possibile creare e salvare la scheda immobiliare e, quindi, inviarla, attraverso un semplice click, <text:s/>i tutti i portali desiderati (nazionali, locali o sul nostro stesso sito web aziendale). Non solo,</text:span> la procedura di inserimento o cancellazione di una scheda immobile non richiede l’immissione della propria password e nome utente del portale su cui si sta operando, in questo modo si evita un inserimento noioso e ripetitivo<text:span text:style-name="T1"> ma mantenendo sempre efficaci le procedure di sicurezza ed i nostri dati personali.</text:span></text:p>
      <text:p text:style-name="P5"/>
      <text:p text:style-name="P5"/>
      <text:h text:style-name="Heading_20_3" text:outline-level="3">Genesi dell'idea</text:h>
      <text:p text:style-name="Text_20_body">L'idea nasce dall'esperienza dell'ideatore e sviluppatore del software che, durante il periodo di tirocinio universitario, ha lavorato presso uno studio immobiliare: lo Studio Immobiliare Morossi di Udine (<text:a xlink:type="simple" xlink:href="http://www.studiomorossi.it/">www.studiomorossi.it</text:a>). Uno dei problemi maggiori, per chi lavorava nello studio, era, appunto, la necessità di aumentare la presenza dei propri annunci immobiliari in Rete: tra appuntamenti, adempimenti burocratici ed intoppi vari, il tempo materiale per l'inserimento sistematico, o la cancellazione, o la modifica dei dati di <text:s/>un annuncio su tutti i portali nazionali era <text:soft-page-break/>decisamente insufficiente. In più: alcuni sistemi automatici di inserimento disponibili su Internet non sembravano essere affidabili o convenienti agli occhi del titolare dello Studio, nasce così l'idea di sviluppare una soluzione ad-hoc per risolvere il problema.</text:p>
      <text:p text:style-name="Text_20_body"/>
      <text:h text:style-name="Heading_20_3" text:outline-level="3">Stato di avanzamento del progetto</text:h>
      <text:p text:style-name="Text_20_body">Imagination 0.1 – prima versione del software di inserimento di annunci immobiliari. Una interfaccia molto spartana permetteva l'inserimento nel solo sito aziendale dello Studio Morossi.</text:p>
      <text:p text:style-name="Text_20_body">Imagination 0.2 – Alcune migliorie alla interfaccia e possibilità di inserire un annuncio anche su un (unico) portale immobiliare, oltre al solito sito aziendale.</text:p>
      <text:p text:style-name="Text_20_body">J2Web 0.3 – Cambia il nome del progetto e radicale rinnovamento della interfaccia utente (ora ci sono i tre pannelli principali che identificano le principali azioni di: creazione, gestione ed inserimento/cancellazione di una scheda immobile). Nuove soluzioni tecniche permettono l'inserimento potenziale su tutti i portali immobiliari (ne vengono comunque implementati solo 5). Questa versione viene provata con successo dalla agenzia immobiliare “Cividale Casa”, i titolari ne daranno un giudizio molto positivo (nonostante l'esiguo numero di portali supportati). </text:p>
      <text:p text:style-name="Text_20_body">J2Web 0.4 – Completa riscrittura del codice per renderlo più efficiente e gestibile (e per eliminare la grande quantità di bug presenti nelle versioni precedenti). L'interfaccia viene completata con nuove sezioni e funzionalità. La migliore gestione del codice permette una velocità di sviluppo maggiore nella fase di supporto di un nuovo portale immobiliare. Da un punto di vista del codice e dell'interfaccia si può dire che la versione 0.4 abbia raggiunto la maturità, il grosso del lavoro ora sta nel supportare la grande varietà di <text:s/>portali immobiliari presenti in Italia (attualmente questa versione ne supporta solo 1 in quanto il codice della versione 0.3 non è compatibile con quello della 0.4). </text:p>
      <text:p text:style-name="Text_20_body">A grandi linee possono essere stimate 8-12 ore di lavoro per il supporto di un portale di medie dimensioni (per esempio: bancadellecase.it) mentre si parte praticamente da zero per quanto riguarda il numero di portali da supportare (su un totale censito di circa 240 -dati del 2012-). “Quota 240” è un obiettivo importante (nessun servizio di inserimento annunci attualmente esistente ha una così largo numero di portali supportati) ma non strettamente necessario allo scopo di rendere subito appetibile J2Web: altri servizi già collaudati si fermano al supporto di solamente 40-50 portali (per esempio: Gestim).</text:p>
      <text:h text:style-name="Heading_20_3" text:outline-level="3">Motivazioni all'imprenditorialità</text:h>
      <text:h text:style-name="Heading_20_3" text:outline-level="3">Caratteri distintivi ed eventuali elementi di innovazione</text:h>
      <text:p text:style-name="Text_20_body">Alcune caratteristiche che contraddistinguono J2Web:</text:p>
      <text:p text:style-name="Text_20_body">Semplicità – J2Web non è un gestionale, non è un complicato pacchetto software, è studiato per svolgere un compito specifico nel modo più semplice ed efficace. Questo si traduce in una interfaccia semplice ed intuitiva, facile da usare anche da chi lo utilizza per la prima volta.</text:p>
      <text:p text:style-name="Text_20_body">Personalizzazione – ogni aspetto di J2Web è personalizzabile attraverso l'inserimento di un proprio logo, la presenza di un particolare campo nella scheda di inserzione immobile (o di un valore predefinito per certi campi), un particolare criterio di ordinamento delle schede immobili create o della lista dei portali immobiliari supportati, etc...</text:p>
      <text:p text:style-name="Text_20_body">Un importate fattore di personalizzazione rimane, però, la scelta dei portali su cui si vogliono inserire i propri annunci. E' l'utente di J2Web che decide si quali portali inserire: questi possono essere una parte o, eventualmente, tutti (in un futuro prossimo) i portali immobiliari italiani, basta che su di essi sia stato creato un account valido. </text:p>
      <text:p text:style-name="Text_20_body"><text:soft-page-break/>Immediatezza – l'inserimento è istantaneo e subito visibile all'interno del portale prescelto: proprio come accade quando è una persona in carne ed ossa ad inserire l'annuncio. Altri servizi sono, invece, vincolati da precisi orari per l'inserimento (per esempio: chi pubblica con Gestim deve farlo entro le 19:00) e gli annunci sono visibili solo il giorno dopo o dopo diversi giorni (Gestim garantisce la pubblicazione il giorno dopo per i maggiori portali mentre i portali di minore interesse hanno un ritardo di diversi giorni...)</text:p>
      <text:p text:style-name="Text_20_body">Possibilità di inserire e cancellare uno stesso annuncio più volte – grazie all'immediatezza di inserimento ed eliminazione di un annuncio, è possibile sfruttare il fattore “nuovo annuncio inserito” che permette di avere la propria scheda immobile nei primi posti della lista dei risultati di ricerca annuncio (per esempio: immobiliare.it utilizza i criteri di ordinamento “Per data di inserimento” e “Per rilevanza” ed in entrambi i casi l'anzianità di un annuncio è un dato estremamente rilevante nel posizionamento degli annunci)</text:p>
      <text:p text:style-name="Text_20_body">Accuratezza dei dati inseriti – l'inserimento di un annuncio avviene in modo automatico, ma sempre <text:s/>interfacciandosi con lo stesso modulo di inserimento che utilizzerebbe una persona fisica. In questo modo, i dati presenti sulla scheda immobile presente in J2Web vengono inviati al portale immobiliare nel <text:s/>modo più accurato e preciso possibile (con una efficacia paragonabile all'inserimento manuale) in ogni portale immobiliare, piccolo o grande che sia. </text:p>
      <text:p text:style-name="Text_20_body">Estensibilità – grazie alla tecnica e all'astrazione che sta nel suo codice sorgente, l'inserimento degli annunci immobiliari potrà essere effettuato anche su siti e portali Web non direttamente inerenti il settore immobiliare. Nulla vieta di <text:s/>andare oltre la logica dei portali immobiliari e pubblicare i propri dati su social network, blog, siti di annunci economici generalisti... . Il veloce sviluppo del Web non è un ostacolo, ma una opportunità per chi sa coglierla.</text:p>
      <text:p text:style-name="Text_20_body"/>
      <text:p text:style-name="Text_20_body"/>
      <text:h text:style-name="Heading_20_2" text:outline-level="2">1.3 – I promotori</text:h>
      <text:h text:style-name="Heading_20_3" text:outline-level="3">Caratteristiche professionali</text:h>
      <text:p text:style-name="Text_20_body">L'ideatore e sviluppatore di J2Web è Marco Pavan: 32 anni di Udine, laureato in Tecnologie Web e Multimediali all'Università di Udine.</text:p>
      <text:p text:style-name="Text_20_body">Durante il periodo universitario le principali materie di studio erano inerenti ai <text:s/>linguaggi di sviluppo Web: HTML, CSS, PHP, Javascript e alla programmazione in genere con un particolare approfondimento del linguaggio Java. Altre materie di studio riguardava l'usabilità e l'accessibilità dei prodotti multimediali, i database e il linguaggio SQL, matematica, fisica, statistica, reti di calcolatori etc etc... .</text:p>
      <text:p text:style-name="Text_20_body">Durante il tirocinio universitario ha potuto lavorare nello Studio Immobiliare Alessandro Morossi di Udine, imparando qualcosa di più sul mondo immobiliare e mettendo a frutto ciò che aveva imparato durante gli studi. In particolare è stato necessario approfondire e applicare argomenti quali il SEO (Search Engine Optimization), per ottimizzare la visibilità di un sito Web sui principali motori di ricerca, e la gestione di un sito tramite CMS (Content Management System) Plone/Zope. </text:p>
      <text:p text:style-name="Text_20_body">Nonostante la formazione prevalente sia focalizzata sullo sviluppo di interfacce Web, Marco ha sempre avuto un particolare interesse per la programmazione propriamente detta, non perdendo l'occasione di approfondire le sue conoscenze in ambito Java Standard Edition. In questo contesto nasce J2Web che è anche il suo primo progetto finito.</text:p>
      <text:p text:style-name="Text_20_body"/>
      <text:h text:style-name="Heading_20_3" text:outline-level="3"><text:soft-page-break/>Precedenti esperienze imprenditoriali e familiari</text:h>
      <text:p text:style-name="Heading">CAPITOLO 2 – Le aree di business</text:p>
      <text:h text:style-name="Heading_20_2" text:outline-level="2">2.1 – Il prodotto</text:h>
      <text:h text:style-name="Heading_20_3" text:outline-level="3">Il prodotto: caratteristiche delle linee di prodotto</text:h>
      <text:h text:style-name="Heading_20_3" text:outline-level="3">Caratteristiche del settore ed elementi innovativi del prodotto</text:h>
      <text:h text:style-name="Heading_20_3" text:outline-level="3">Fattori critici</text:h>
      <text:h text:style-name="Heading_20_2" text:outline-level="2">2.2 – I clienti ed il mercato</text:h>
      <text:h text:style-name="Heading_20_3" text:outline-level="3">Caratteristiche dei potenziali clienti</text:h>
      <text:h text:style-name="Heading_20_3" text:outline-level="3">Identificazione del mercato</text:h>
      <text:h text:style-name="Heading_20_3" text:outline-level="3">Prospettive di sviluppo</text:h>
      <text:h text:style-name="Heading_20_3" text:outline-level="3">Ricerche di mercato</text:h>
      <text:h text:style-name="Heading_20_2" text:outline-level="2">2.3 – La concorrenza</text:h>
      <text:h text:style-name="Heading_20_3" text:outline-level="3">Concorrenza diretta ed indiretta</text:h>
      <text:h text:style-name="Heading_20_3" text:outline-level="3">Punti di forza e di debolezza della concorrenza</text:h>
      <text:h text:style-name="Heading_20_3" text:outline-level="3">Barriere all'entrata</text:h>
      <text:p text:style-name="Heading">CAPITOLO 3 – La localizzazione</text:p>
      <text:h text:style-name="Heading_20_2" text:outline-level="2">3.1 – Localizzazione dell'impresa e motivazioni della scelta</text:h>
      <text:h text:style-name="Heading_20_2" text:outline-level="2">3.2 – Situazione economica del territorio</text:h>
      <text:p text:style-name="Heading">CAPITOLO 4 – Politiche promozionali</text:p>
      <text:h text:style-name="Heading_20_2" text:outline-level="2"><text:soft-page-break/>4.1 – Obiettivi e strategie promozionali</text:h>
      <text:h text:style-name="Heading_20_2" text:outline-level="2">4.2 – Il prezzo</text:h>
      <text:h text:style-name="Heading_20_2" text:outline-level="2">4.3 – Il sistema distributivo o di erogazione del prodotto</text:h>
      <text:h text:style-name="Heading_20_2" text:outline-level="2">4.4 – Piano di comunicazione</text:h>
      <text:p text:style-name="Heading">CAPITOLO 5 – Piano operativo ed organizzazione</text:p>
      <text:h text:style-name="Heading_20_2" text:outline-level="2">5.1 – Le risorse umane</text:h>
      <text:h text:style-name="Heading_20_3" text:outline-level="3">I soci e i titolari</text:h>
      <text:h text:style-name="Heading_20_3" text:outline-level="3">Dipendenti e collaboratori</text:h>
      <text:h text:style-name="Heading_20_2" text:outline-level="2">5.2 – Le risorse tecniche immateriali</text:h>
      <text:h text:style-name="Heading_20_3" text:outline-level="3">Le competenze tecnologiche, brevetti e licenze</text:h>
      <text:h text:style-name="Heading_20_3" text:outline-level="3">Licenze, autorizzazioni e requisiti professionali</text:h>
      <text:h text:style-name="Heading_20_3" text:outline-level="3">Livello attuale di introduzione delle tecnologie necessarie</text:h>
      <text:h text:style-name="Heading_20_2" text:outline-level="2">5.3 – Organizzazione delle varie aree e relative criticità</text:h>
      <text:h text:style-name="Heading_20_3" text:outline-level="3">Produzione del servizio</text:h>
      <text:h text:style-name="Heading_20_3" text:outline-level="3">Acquisti</text:h>
      <text:h text:style-name="Heading_20_3" text:outline-level="3">Commerciale</text:h>
      <text:h text:style-name="Heading_20_3" text:outline-level="3">Amministrazione, contabilità, aspetti fiscali, controllo economico-gestionale</text:h>
      <text:h text:style-name="Heading_20_3" text:outline-level="3">Ricerca e sviluppo</text:h>
      <text:h text:style-name="Heading_20_3" text:outline-level="3">Coordinamento imprenditoriale</text:h>
      <text:h text:style-name="Heading_20_2" text:outline-level="2">5.4 – Ruoli e responsabilità</text:h>
      <text:h text:style-name="Heading_20_3" text:outline-level="3">Descrizione dei rapporti strutturati tra coloro che lavorano nell'impresa</text:h>
      <text:h text:style-name="P8" text:outline-level="3"><text:soft-page-break/>Organigramma</text:h>
      <text:p text:style-name="Heading">CAPITOLO 6 – La struttura giuridica</text:p>
      <text:h text:style-name="Heading_20_2" text:outline-level="2">6.1 – La forma giuridica</text:h>
      <text:h text:style-name="Heading_20_2" text:outline-level="2">6.2 – Adempimenti necessari per la costituzione</text:h>
      <text:h text:style-name="Heading_20_2" text:outline-level="2">6.3 – Iter burocratici e amministrativi</text:h>
      <text:p text:style-name="Heading">CAPITOLO 7 – Piano economico-finanziario</text:p>
      <text:h text:style-name="Heading_20_2" text:outline-level="2">7.1 – Piano degli investimenti</text:h>
      <text:h text:style-name="Heading_20_2" text:outline-level="2">7.2 – Budget delle vendite</text:h>
      <text:h text:style-name="Heading_20_2" text:outline-level="2">7.3 – Budget dei costi per prodotto</text:h>
      <text:h text:style-name="Heading_20_2" text:outline-level="2">7.4 – Calcolo del costo variabile unitario e del costo medio</text:h>
      <text:h text:style-name="Heading_20_2" text:outline-level="2">7.5 – Calcolo del Punto di pareggio</text:h>
      <text:h text:style-name="Heading_20_2" text:outline-level="2">7.6 – Calcolo del margine di contribuzione</text:h>
      <text:h text:style-name="Heading_20_2" text:outline-level="2">7.7 – Conto economico revisionale</text:h>
      <text:h text:style-name="Heading_20_2" text:outline-level="2">7.8 – Piano finanziario: preventivo delle entrate e delle uscit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0T15:22:32.46</meta:creation-date>
    <dc:date>2013-01-28T22:14:49.95</dc:date>
    <meta:editing-duration>PT5H10M41S</meta:editing-duration>
    <meta:editing-cycles>41</meta:editing-cycles>
    <meta:generator>OpenOffice.org/3.4$Win32 OpenOffice.org_project/340m1$Build-9590</meta:generator>
    <meta:document-statistic meta:table-count="0" meta:image-count="0" meta:object-count="0" meta:page-count="7" meta:paragraph-count="98" meta:word-count="1859" meta:character-count="12528"/>
  </office:meta>
</office:document-meta>
</file>